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Tahoma"/>
    <style:font-face style:name="JetBrains Mono" svg:font-family="'JetBrains Mono', monospace"/>
    <style:font-face style:name="Muli" svg:font-family="Muli, Helvetica, Arial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5" style:family="table">
      <style:table-properties style:width="2.0521in" fo:margin-left="1.9104in" fo:margin-right="2.9625in" table:align="margins"/>
    </style:style>
    <style:style style:name="Table5.A" style:family="table-column">
      <style:table-column-properties style:column-width="2.0521in" style:rel-column-width="65535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0625in" fo:margin-left="1.9in" fo:margin-right="2.9625in" table:align="margins"/>
    </style:style>
    <style:style style:name="Table1.A" style:family="table-column">
      <style:table-column-properties style:column-width="2.06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0625in" fo:margin-left="1.9in" fo:margin-right="2.9625in" table:align="margins"/>
    </style:style>
    <style:style style:name="Table2.A" style:family="table-column">
      <style:table-column-properties style:column-width="2.0625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0521in" fo:margin-left="1.9104in" fo:margin-right="2.9625in" table:align="margins"/>
    </style:style>
    <style:style style:name="Table3.A" style:family="table-column">
      <style:table-column-properties style:column-width="2.0521in" style:rel-column-width="65535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Table_20_Contents">
      <style:text-properties fo:font-size="13pt" style:font-size-asian="13pt" style:font-size-complex="13pt"/>
    </style:style>
    <style:style style:name="P3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Preformatted_20_Text">
      <style:text-properties fo:color="#abb2bf" style:font-name="JetBrains Mono" fo:font-size="13pt" style:font-size-asian="13pt" style:font-size-complex="13pt"/>
    </style:style>
    <style:style style:name="P5" style:family="paragraph" style:parent-style-name="Preformatted_20_Text">
      <style:paragraph-properties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6" style:family="paragraph" style:parent-style-name="Preformatted_20_Text">
      <style:paragraph-properties fo:background-color="#282c34">
        <style:background-image/>
      </style:paragraph-properties>
      <style:text-properties fo:color="#abb2bf" fo:font-size="13pt" style:font-size-asian="13pt" style:font-size-complex="13pt"/>
    </style:style>
    <style:style style:name="P7" style:family="paragraph" style:parent-style-name="Preformatted_20_Text">
      <style:paragraph-properties fo:margin-top="0in" fo:margin-bottom="0.1965in" fo:background-color="#282c34">
        <style:background-image/>
      </style:paragraph-properties>
      <style:text-properties fo:color="#abb2bf" style:font-name="JetBrains Mono" fo:font-size="13pt" style:font-size-asian="13pt" style:font-size-complex="13pt"/>
    </style:style>
    <style:style style:name="P8" style:family="paragraph" style:parent-style-name="Standard" style:list-style-name="L1">
      <style:text-properties fo:font-size="13pt" style:font-size-asian="13pt" style:font-size-complex="13pt"/>
    </style:style>
    <style:style style:name="T1" style:family="text">
      <style:text-properties fo:color="#c678dd" fo:font-style="italic"/>
    </style:style>
    <style:style style:name="T2" style:family="text">
      <style:text-properties fo:color="#c678dd" style:font-name="JetBrains Mono" fo:font-style="italic"/>
    </style:style>
    <style:style style:name="T3" style:family="text">
      <style:text-properties fo:color="#98c379" style:font-name="JetBrains Mono"/>
    </style:style>
    <style:style style:name="T4" style:family="text">
      <style:text-properties style:font-name="JetBrains Mono"/>
    </style:style>
    <style:style style:name="T5" style:family="text">
      <style:text-properties fo:color="#e5c07b"/>
    </style:style>
    <style:style style:name="T6" style:family="text">
      <style:text-properties fo:color="#e5c07b" style:font-name="JetBrains Mono"/>
    </style:style>
    <style:style style:name="T7" style:family="text">
      <style:text-properties fo:color="#61afef" style:font-name="JetBrains Mono"/>
    </style:style>
    <style:style style:name="T8" style:family="text">
      <style:text-properties fo:color="#d19a66" style:font-name="JetBrains Mono"/>
    </style:style>
    <style:style style:name="T9" style:family="text">
      <style:text-properties fo:font-variant="normal" fo:text-transform="none" fo:color="#000000" style:font-name="Arial1" fo:letter-spacing="normal" fo:font-style="normal" fo:font-weight="normal"/>
    </style:style>
    <style:style style:name="T10" style:family="text">
      <style:text-properties fo:font-variant="normal" fo:text-transform="none" fo:color="#333333" style:font-name="Muli" fo:letter-spacing="normal" fo:font-style="normal" fo:font-weight="normal"/>
    </style:style>
    <style:style style:name="T11" style:family="text">
      <style:text-properties fo:font-variant="normal" fo:text-transform="none" fo:color="#333333" style:font-name="Muli" fo:letter-spacing="normal" fo:font-style="normal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the difference between multilevel and hierarchical inheritance. Write a program to</text:p>
      <text:p text:style-name="P1">implement multilevel inheritance by applying various access controls to its data members and</text:p>
      <text:p text:style-name="P1">methods.</text:p>
      <text:p text:style-name="P1"><text:s text:c="7"/></text:p>
      <text:p text:style-name="P1">Ans - </text:p>
      <text:p text:style-name="P1"/>
      <text:p text:style-name="P1"><text:span text:style-name="T9">Multilevel inheritance - A class inherits properties from a class which again has inherits properties.</text:span> </text:p>
      <text:p text:style-name="P1"/>
      <text:p text:style-name="P4"><text:span text:style-name="T1">package </text:span><text:span text:style-name="T5">com.OOP.Assignment6</text:span>;</text:p>
      <text:p text:style-name="P5"><text:span text:style-name="T1">class </text:span><text:span text:style-name="T5">Animal </text:span>{</text:p>
      <text:p text:style-name="P6"><text:s text:c="4"/><text:span text:style-name="T2">public void </text:span><text:span text:style-name="T7">display</text:span><text:span text:style-name="T4">() 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I like cats"</text:span><text:span text:style-name="T4">);</text:span></text:p>
      <text:p text:style-name="P6"><text:s text:c="4"/><text:span text:style-name="T4">}</text:span></text:p>
      <text:p text:style-name="P6"><text:s text:c="4"/><text:span text:style-name="T2">public void </text:span><text:span text:style-name="T7">look</text:span><text:span text:style-name="T4">() {</text:span></text:p>
      <text:p text:style-name="P6"><text:s text:c="4"/><text:span text:style-name="T4">}</text:span></text:p>
      <text:p text:style-name="P6"><text:s text:c="4"/><text:span text:style-name="T2">public void </text:span><text:span text:style-name="T7">eat</text:span><text:span text:style-name="T4">(){</text:span></text:p>
      <text:p text:style-name="P6"><text:s text:c="8"/></text:p>
      <text:p text:style-name="P6"><text:s text:c="4"/><text:span text:style-name="T4">}</text:span></text:p>
      <text:p text:style-name="P5">}</text:p>
      <text:p text:style-name="P5"><text:span text:style-name="T1">class </text:span><text:span text:style-name="T5">Cat </text:span><text:span text:style-name="T1">extends </text:span><text:span text:style-name="T5">Animal </text:span>{</text:p>
      <text:p text:style-name="P6"><text:s text:c="4"/><text:span text:style-name="T2">public void </text:span><text:span text:style-name="T7">look</text:span><text:span text:style-name="T4">() 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Cat's are cute"</text:span><text:span text:style-name="T4">);</text:span></text:p>
      <text:p text:style-name="P6"><text:s text:c="4"/><text:span text:style-name="T4">}</text:span></text:p>
      <text:p text:style-name="P5">}</text:p>
      <text:p text:style-name="P5"><text:span text:style-name="T1">class </text:span><text:span text:style-name="T5">Food </text:span><text:span text:style-name="T1">extends </text:span><text:span text:style-name="T5">Animal </text:span>{</text:p>
      <text:p text:style-name="P6"><text:s text:c="4"/><text:span text:style-name="T2">public void </text:span><text:span text:style-name="T7">eat</text:span><text:span text:style-name="T4">() 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Cat love fishes"</text:span><text:span text:style-name="T4">);</text:span></text:p>
      <text:p text:style-name="P6"><text:s text:c="4"/><text:span text:style-name="T4">}</text:span></text:p>
      <text:p text:style-name="P5">}</text:p>
      <text:p text:style-name="P5"><text:span text:style-name="T1">public class </text:span><text:span text:style-name="T5">Hello </text:span>{</text:p>
      <text:p text:style-name="P6"><text:s text:c="4"/><text:span text:style-name="T2">public static void </text:span><text:span text:style-name="T7">main</text:span><text:span text:style-name="T4">(</text:span><text:span text:style-name="T6">String</text:span><text:span text:style-name="T4">[] </text:span><text:span text:style-name="T8">arguments</text:span><text:span text:style-name="T4">) {</text:span></text:p>
      <text:p text:style-name="P6"><text:s text:c="8"/><text:span text:style-name="T6">Animal </text:span><text:span text:style-name="T4">a1 = </text:span><text:span text:style-name="T2">new </text:span><text:span text:style-name="T6">Animal</text:span><text:span text:style-name="T4">();</text:span></text:p>
      <text:p text:style-name="P6"><text:s text:c="8"/><text:span text:style-name="T6">Animal </text:span><text:span text:style-name="T4">a2 = </text:span><text:span text:style-name="T2">new </text:span><text:span text:style-name="T6">Cat</text:span><text:span text:style-name="T4">();</text:span></text:p>
      <text:p text:style-name="P6"><text:s text:c="8"/><text:span text:style-name="T6">Animal </text:span><text:span text:style-name="T4">a3 = </text:span><text:span text:style-name="T2">new </text:span><text:span text:style-name="T6">Food</text:span><text:span text:style-name="T4">();</text:span></text:p>
      <text:p text:style-name="P6"><text:s text:c="8"/><text:span text:style-name="T4">a1.</text:span><text:span text:style-name="T7">display</text:span><text:span text:style-name="T4">();</text:span></text:p>
      <text:p text:style-name="P6"><text:s text:c="8"/><text:span text:style-name="T4">a2.</text:span><text:span text:style-name="T7">look</text:span><text:span text:style-name="T4">();</text:span></text:p>
      <text:p text:style-name="P6"><text:s text:c="8"/><text:span text:style-name="T4">a3.</text:span><text:span text:style-name="T7">eat</text:span><text:span text:style-name="T4">();</text:span></text:p>
      <text:p text:style-name="P6"><text:s text:c="4"/><text:span text:style-name="T4">}</text:span></text:p>
      <text:p text:style-name="P7">}</text:p>
      <text:p text:style-name="P4"/>
      <text:p text:style-name="P1"><text:span text:style-name="Strong_20_Emphasis"><text:span text:style-name="T11">Hierarchical inheritance -</text:span></text:span><text:span text:style-name="T10"> More than one derived class inherits the properties of the same base class , There are multiple child classes and a single parent class</text:span> </text:p>
      <text:p text:style-name="P1"/>
      <text:p text:style-name="P1"><text:soft-page-break/>2 <text:s text:c="2"/>Explain different access modifiers with examples.</text:p>
      <text:p text:style-name="P4"><text:span text:style-name="T1">package </text:span><text:span text:style-name="T5">com.OOP.Assignment6</text:span>;</text:p>
      <text:p text:style-name="P5"><text:span text:style-name="T1">class </text:span><text:span text:style-name="T5">Human</text:span>{</text:p>
      <text:p text:style-name="P5"/>
      <text:p text:style-name="P5"><text:s text:c="4"/>// public : declaration are visible everywhere </text:p>
      <text:p text:style-name="P5">// excess from anywhere</text:p>
      <text:p text:style-name="P6"><text:s text:c="4"/><text:span text:style-name="T2">public void </text:span><text:span text:style-name="T7">name</text:span><text:span text:style-name="T4">()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I'm Devansh"</text:span><text:span text:style-name="T4">);</text:span></text:p>
      <text:p text:style-name="P6"><text:s text:c="4"/><text:span text:style-name="T4">}</text:span></text:p>
      <text:p text:style-name="P5"/>
      <text:p text:style-name="P5">//Default : If we do not explicitly specify any access modifier</text:p>
      <text:p text:style-name="P5">// for classes, methods, variables, etc, then by default the</text:p>
      <text:p text:style-name="P5">// default access modifier is considered.</text:p>
      <text:p text:style-name="P6"><text:s text:c="4"/><text:span text:style-name="T2">void </text:span><text:span text:style-name="T7">hobby</text:span><text:span text:style-name="T4">()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Piano"</text:span><text:span text:style-name="T4">);</text:span></text:p>
      <text:p text:style-name="P6"><text:s text:c="4"/><text:span text:style-name="T4">}</text:span></text:p>
      <text:p text:style-name="P5"/>
      <text:p text:style-name="P5">// private : variables and methods are cannot be</text:p>
      <text:p text:style-name="P5">// accessed outside of the class.</text:p>
      <text:p text:style-name="P6"><text:s text:c="4"/><text:span text:style-name="T2">private void </text:span><text:span text:style-name="T7">age</text:span><text:span text:style-name="T4">()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18"</text:span><text:span text:style-name="T4">);</text:span></text:p>
      <text:p text:style-name="P6"><text:s text:c="4"/><text:span text:style-name="T4">}</text:span></text:p>
      <text:p text:style-name="P5"/>
      <text:p text:style-name="P5"><text:s text:c="3"/>//protected : When methods and data members are declared protected, we can <text:s text:c="3"/>//access them within the same package as well as from subclasses.</text:p>
      <text:p text:style-name="P6"><text:s text:c="4"/><text:span text:style-name="T2">protected void </text:span><text:span text:style-name="T7">nickname</text:span><text:span text:style-name="T4">(){</text:span></text:p>
      <text:p text:style-name="P6"><text:s text:c="8"/><text:span text:style-name="T6">System</text:span><text:span text:style-name="T4">.</text:span><text:span text:style-name="T8">out</text:span><text:span text:style-name="T4">.</text:span><text:span text:style-name="T7">println</text:span><text:span text:style-name="T4">(</text:span><text:span text:style-name="T3">"Dev"</text:span><text:span text:style-name="T4">);</text:span></text:p>
      <text:p text:style-name="P6"><text:s text:c="4"/><text:span text:style-name="T4">}</text:span></text:p>
      <text:p text:style-name="P5">}</text:p>
      <text:p text:style-name="P5"><text:span text:style-name="T1">public class </text:span><text:span text:style-name="T5">MainClass </text:span>{</text:p>
      <text:p text:style-name="P6"><text:s text:c="4"/><text:span text:style-name="T2">public static void </text:span><text:span text:style-name="T7">main</text:span><text:span text:style-name="T4">(</text:span><text:span text:style-name="T6">String</text:span><text:span text:style-name="T4">[] args) {</text:span></text:p>
      <text:p text:style-name="P6"><text:s text:c="8"/><text:span text:style-name="T6">Human </text:span><text:span text:style-name="T4">human = </text:span><text:span text:style-name="T2">new </text:span><text:span text:style-name="T6">Human</text:span><text:span text:style-name="T4">();</text:span></text:p>
      <text:p text:style-name="P6"><text:s text:c="8"/><text:span text:style-name="T4">human.</text:span><text:span text:style-name="T7">name</text:span><text:span text:style-name="T4">();</text:span></text:p>
      <text:p text:style-name="P6"><text:s text:c="8"/><text:span text:style-name="T4">human.</text:span><text:span text:style-name="T7">hobby</text:span><text:span text:style-name="T4">();</text:span></text:p>
      <text:p text:style-name="P6"><text:s text:c="8"/><text:span text:style-name="T4">human.</text:span><text:span text:style-name="T7">age</text:span><text:span text:style-name="T4">(); <text:s/>// private so can not be accessed</text:span></text:p>
      <text:p text:style-name="P6"><text:s text:c="8"/><text:span text:style-name="T4">human.</text:span><text:span text:style-name="T7">nickname</text:span><text:span text:style-name="T4">();</text:span></text:p>
      <text:p text:style-name="P6"><text:s text:c="4"/><text:span text:style-name="T4">}</text:span></text:p>
      <text:p text:style-name="P7">}</text:p>
      <text:p text:style-name="P1"/>
      <text:p text:style-name="P1"/>
      <text:p text:style-name="P1"/>
      <text:p text:style-name="P1"/>
      <text:p text:style-name="P1"/>
      <text:p text:style-name="P1"><text:soft-page-break/>What is the output of following program:</text:p>
      <text:p text:style-name="P1"/>
      <text:p text:style-name="P1">class X</text:p>
      <text:p text:style-name="P1">{</text:p>
      <text:p text:style-name="P1">protected int i = 1221;</text:p>
      <text:p text:style-name="P1"/>
      <text:p text:style-name="P1">void methodOfX()</text:p>
      <text:p text:style-name="P1">{</text:p>
      <text:p text:style-name="P1">System.out.println(i);</text:p>
      <text:p text:style-name="P1">}</text:p>
      <text:p text:style-name="P1">}</text:p>
      <text:p text:style-name="P1">public class MainClass</text:p>
      <text:p text:style-name="P1">{</text:p>
      <text:p text:style-name="P1">public static void main(String []args)</text:p>
      <text:p text:style-name="P1">{</text:p>
      <text:p text:style-name="P1"/>
      <text:p text:style-name="P1">X x = new X();</text:p>
      <text:p text:style-name="P1">System.out.println(x.i);</text:p>
      <text:p text:style-name="P1">x.methodOfX();</text:p>
      <text:p text:style-name="P1"/>
      <text:p text:style-name="P1">}</text:p>
      <text:p text:style-name="P1">}</text:p>
      <text:p text:style-name="P1"/>
      <text:p text:style-name="P1">Output : <text:s/>There is an error in code of (,) in main statement. <text:s/></text:p>
      <text:p text:style-name="P1"><text:s text:c="16"/>After correction (x.i) it will print </text:p>
      <text:p text:style-name="P1"><text:s text:c="15"/>1221</text:p>
      <text:p text:style-name="P1"><text:s text:c="15"/>1221</text:p>
      <text:p text:style-name="P1"/>
      <text:p text:style-name="P1"><text:s text:c="11"/></text:p>
      <text:p text:style-name="P1">3 <text:s text:c="2"/>Correct the code for overloading methods:</text:p>
      <text:p text:style-name="P1"/>
      <text:p text:style-name="P1">public class Figure</text:p>
      <text:p text:style-name="P1">{</text:p>
      <text:p text:style-name="P1">public String draw(String s) <text:s text:c="8"/>//1</text:p>
      <text:p text:style-name="P1">{</text:p>
      <text:p text:style-name="P1">return “ Figure Drawn”;</text:p>
      <text:p text:style-name="P1">}</text:p>
      <text:p text:style-name="P1">public void draw(String s) {} <text:s text:c="6"/>//2 <text:s text:c="2"/></text:p>
      <text:p text:style-name="P1">public void draw(double f) {}</text:p>
      <text:p text:style-name="P1">}</text:p>
      <text:p text:style-name="P1"/>
      <text:p text:style-name="P1">Correction : There is two function of same name and arguments, so compiler will give error</text:p>
      <text:p text:style-name="P1"><text:s text:c="20"/>so if we comment out either one of the function 1 or 2 it will resolve the problem</text:p>
      <text:p text:style-name="P1"/>
      <text:p text:style-name="P1"/>
      <text:p text:style-name="P1"><text:soft-page-break/>public class Figure</text:p>
      <text:p text:style-name="P1">{</text:p>
      <text:p text:style-name="P1">public String draw(String s)</text:p>
      <text:p text:style-name="P1">{</text:p>
      <text:p text:style-name="P1">return “ Figure Drawn”;</text:p>
      <text:p text:style-name="P1">}</text:p>
      <text:p text:style-name="P1">public void draw(double f) {}</text:p>
      <text:p text:style-name="P1">}</text:p>
      <text:p text:style-name="P1"/>
      <text:p text:style-name="P1"/>
      <text:list xml:id="list5335543640362621293" text:style-name="L1">
        <text:list-item>
          <text:p text:style-name="P8">Create class diagram for Q1 and Q2 of this assignment.</text:p>
        </text:list-item>
      </text:list>
      <text:p text:style-name="P1"/>
      <text:p text:style-name="P1">Q-1)multilevel inheritance</text:p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Animal</text:p>
          </table:table-cell>
        </table:table-row>
        <table:table-row>
          <table:table-cell table:style-name="Table5.A2" office:value-type="string">
            <text:p text:style-name="P2">+display() : void</text:p>
          </table:table-cell>
        </table:table-row>
        <table:table-row>
          <table:table-cell table:style-name="Table5.A2" office:value-type="string">
            <text:p text:style-name="P2">+look() : void</text:p>
          </table:table-cell>
        </table:table-row>
        <table:table-row>
          <table:table-cell table:style-name="Table5.A2" office:value-type="string">
            <text:p text:style-name="P2">+eat() : void</text:p>
          </table:table-cell>
        </table:table-row>
      </table:table>
      <text:p text:style-name="P1"><draw:custom-shape text:anchor-type="paragraph" draw:z-index="1" draw:style-name="gr1" svg:width="0.4378in" svg:height="0.448in" svg:x="2.6756in" svg:y="0.122in"><text:p/><draw:enhanced-geometry svg:viewBox="0 0 21600 21600" draw:text-areas="?f0 ?f7 ?f2 21600" draw:type="up-arrow" draw:modifiers="7690.40247678019 9242.47226624406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Cat:Animal</text:p>
          </table:table-cell>
        </table:table-row>
        <table:table-row>
          <table:table-cell table:style-name="Table1.A2" office:value-type="string">
            <text:p text:style-name="P2">+look() : void</text:p>
          </table:table-cell>
        </table:table-row>
      </table:table>
      <text:p text:style-name="P1"><draw:custom-shape text:anchor-type="paragraph" draw:z-index="0" draw:style-name="gr1" svg:width="0.4378in" svg:height="0.448in" svg:x="2.6756in" svg:y="0.102in"><text:p/><draw:enhanced-geometry svg:viewBox="0 0 21600 21600" draw:text-areas="?f0 ?f7 ?f2 21600" draw:type="up-arrow" draw:modifiers="7690.40247678019 9242.47226624406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Food:Animal</text:p>
          </table:table-cell>
        </table:table-row>
        <table:table-row>
          <table:table-cell table:style-name="Table2.A2" office:value-type="string">
            <text:p text:style-name="P2">+food() : void</text:p>
          </table:table-cell>
        </table:table-row>
      </table:table>
      <text:p text:style-name="P1"/>
      <text:p text:style-name="P1"/>
      <text:p text:style-name="P1"/>
      <text:p text:style-name="P1">Q-2)Access modifires</text:p>
      <text:p text:style-name="P1"><text:s text:c="38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Human</text:p>
          </table:table-cell>
        </table:table-row>
        <table:table-row>
          <table:table-cell table:style-name="Table3.A2" office:value-type="string">
            <text:p text:style-name="P2">+name() : void</text:p>
          </table:table-cell>
        </table:table-row>
        <table:table-row>
          <table:table-cell table:style-name="Table3.A2" office:value-type="string">
            <text:p text:style-name="P2">hobby() : void</text:p>
          </table:table-cell>
        </table:table-row>
        <table:table-row>
          <table:table-cell table:style-name="Table3.A2" office:value-type="string">
            <text:p text:style-name="P2">-age() : void</text:p>
          </table:table-cell>
        </table:table-row>
        <table:table-row>
          <table:table-cell table:style-name="Table3.A2" office:value-type="string">
            <text:p text:style-name="P2">#nickname(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Tahoma"/>
    <style:font-face style:name="JetBrains Mono" svg:font-family="'JetBrains Mono', monospace"/>
    <style:font-face style:name="Muli" svg:font-family="Muli, Helvetica, Arial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5-13T14:45:03.83</meta:creation-date>
    <dc:date>2022-05-17T00:20:01.20</dc:date>
    <dc:creator>Hardik Patel</dc:creator>
    <meta:editing-duration>PT3H16M58S</meta:editing-duration>
    <meta:editing-cycles>5</meta:editing-cycles>
    <meta:generator>OpenOffice/4.1.11$Win32 OpenOffice.org_project/4111m1$Build-9808</meta:generator>
    <meta:document-statistic meta:table-count="4" meta:image-count="0" meta:object-count="0" meta:page-count="4" meta:paragraph-count="131" meta:word-count="484" meta:character-count="3322"/>
  </office:meta>
</office:document-meta>
</file>